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214e" officeooo:paragraph-rsid="00082481"/>
    </style:style>
    <style:style style:name="P2" style:family="paragraph" style:parent-style-name="Standard">
      <style:text-properties officeooo:rsid="03a9b635" officeooo:paragraph-rsid="00082481"/>
    </style:style>
    <style:style style:name="P3" style:family="paragraph" style:parent-style-name="Standard">
      <style:text-properties officeooo:rsid="03ac530c" officeooo:paragraph-rsid="00082481"/>
    </style:style>
    <style:style style:name="P4" style:family="paragraph" style:parent-style-name="Standard">
      <style:text-properties officeooo:rsid="00064361" officeooo:paragraph-rsid="00082481"/>
    </style:style>
    <style:style style:name="P5" style:family="paragraph" style:parent-style-name="Standard">
      <style:text-properties fo:font-weight="bold" officeooo:rsid="00064361" officeooo:paragraph-rsid="00082481" style:font-weight-asian="bold" style:font-weight-complex="bold"/>
    </style:style>
    <style:style style:name="P6" style:family="paragraph" style:parent-style-name="Standard">
      <style:text-properties officeooo:rsid="000fcde3" officeooo:paragraph-rsid="00082481"/>
    </style:style>
    <style:style style:name="P7" style:family="paragraph" style:parent-style-name="Standard">
      <style:text-properties officeooo:rsid="00462ab6" officeooo:paragraph-rsid="00082481"/>
    </style:style>
    <style:style style:name="P8" style:family="paragraph" style:parent-style-name="Standard">
      <style:text-properties officeooo:rsid="03ac3e4f" officeooo:paragraph-rsid="00082481"/>
    </style:style>
    <style:style style:name="P9" style:family="paragraph" style:parent-style-name="Standard">
      <style:text-properties officeooo:rsid="00086872" officeooo:paragraph-rsid="00082481"/>
    </style:style>
    <style:style style:name="P10" style:family="paragraph" style:parent-style-name="Standard">
      <style:text-properties officeooo:rsid="003103a6" officeooo:paragraph-rsid="00082481"/>
    </style:style>
    <style:style style:name="P11" style:family="paragraph" style:parent-style-name="Standard">
      <style:text-properties fo:font-weight="normal" officeooo:rsid="00064361" officeooo:paragraph-rsid="00082481" style:font-weight-asian="normal" style:font-weight-complex="normal"/>
    </style:style>
    <style:style style:name="P12" style:family="paragraph" style:parent-style-name="Standard">
      <style:text-properties officeooo:rsid="00064361" officeooo:paragraph-rsid="00173666"/>
    </style:style>
    <style:style style:name="T1" style:family="text">
      <style:text-properties officeooo:rsid="00462ab6"/>
    </style:style>
    <style:style style:name="T2" style:family="text">
      <style:text-properties officeooo:rsid="004133a8"/>
    </style:style>
    <style:style style:name="T3" style:family="text">
      <style:text-properties officeooo:rsid="03b233c1"/>
    </style:style>
    <style:style style:name="T4" style:family="text">
      <style:text-properties officeooo:rsid="03aeb1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93cc" style:font-weight-asian="bold" style:font-weight-complex="bold"/>
    </style:style>
    <style:style style:name="T7" style:family="text">
      <style:text-properties officeooo:rsid="0019861b"/>
    </style:style>
    <style:style style:name="T8" style:family="text">
      <style:text-properties officeooo:rsid="00086872"/>
    </style:style>
    <style:style style:name="T9" style:family="text">
      <style:text-properties officeooo:rsid="0009ab10"/>
    </style:style>
    <style:style style:name="T10" style:family="text">
      <style:text-properties officeooo:rsid="000e2160"/>
    </style:style>
    <style:style style:name="T11" style:family="text">
      <style:text-properties officeooo:rsid="0023c097"/>
    </style:style>
    <style:style style:name="T12" style:family="text">
      <style:text-properties officeooo:rsid="00299e3d"/>
    </style:style>
    <style:style style:name="T13" style:family="text">
      <style:text-properties officeooo:rsid="001130bf"/>
    </style:style>
    <style:style style:name="T14" style:family="text">
      <style:text-properties officeooo:rsid="000bc81a"/>
    </style:style>
    <style:style style:name="T15" style:family="text">
      <style:text-properties officeooo:rsid="000d85b4"/>
    </style:style>
    <style:style style:name="T16" style:family="text">
      <style:text-properties officeooo:rsid="001193cc"/>
    </style:style>
    <style:style style:name="T17" style:family="text">
      <style:text-properties officeooo:rsid="00190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gle Hackathon</text:p>
      <text:p text:style-name="P2"/>
      <text:p text:style-name="P2"><text:span text:style-name="T1">N</text:span>ame of the project: <text:s/></text:p>
      <text:p text:style-name="P2"><text:tab/><text:tab/> <text:s text:c="8"/><text:span text:style-name="T2">Big Brother, World Wide data</text:span></text:p>
      <text:p text:style-name="P2"><text:tab/><text:tab/><text:tab/></text:p>
      <text:p text:style-name="P8">Data collection: global data on violent extremism.</text:p>
      <text:p text:style-name="P2"/>
      <text:p text:style-name="P3"><text:span text:style-name="T3">Violent Prevention M</text:span>odel: 1. Data Collection</text:p>
      <text:p text:style-name="P3"><text:tab/><text:tab/><text:tab/> <text:s text:c="7"/>2. Intervention<text:span text:style-name="T4">(Ad, conduct meeting with in community)</text:span></text:p>
      <text:p text:style-name="P3"><text:tab/><text:tab/><text:tab/> <text:s text:c="7"/>3. Evaluation</text:p>
      <text:p text:style-name="P3"/>
      <text:p text:style-name="P11">Objective<text:span text:style-name="T16">s</text:span>: <text:s/></text:p>
      <text:p text:style-name="P4"><text:tab/><text:span text:style-name="T7">-Collect global data using Big_Brother App.</text:span></text:p>
      <text:p text:style-name="P12"><text:s/><text:tab/><text:span text:style-name="T7">-Analysis collected data with focus understanding indicators and the drivers of violent</text:span></text:p>
      <text:p text:style-name="P12"><text:span text:style-name="T7"><text:s text:c="14"/>extremism.</text:span></text:p>
      <text:p text:style-name="P9"><text:tab/>-Identify high risk groups of violent extremism by using data collection application.</text:p>
      <text:p text:style-name="P4"><text:tab/><text:span text:style-name="T8">-Formulate intervention.</text:span></text:p>
      <text:p text:style-name="P10"><text:tab/>-<text:span text:style-name="T14">A</text:span>pply interventions (Ad<text:span text:style-name="T17">s</text:span>, <text:span text:style-name="T15">D</text:span>iscussion <text:span text:style-name="T15">Meeting</text:span>…).</text:p>
      <text:p text:style-name="P4"><text:tab/><text:span text:style-name="T9">-Evaluate implementations.</text:span></text:p>
      <text:p text:style-name="P4"><text:tab/><text:span text:style-name="T10">-Local community collation and global collaboration</text:span></text:p>
      <text:p text:style-name="P4"><text:tab/></text:p>
      <text:p text:style-name="P4"/>
      <text:p text:style-name="P4"><text:span text:style-name="T5">Vision:</text:span> <text:s/><text:span text:style-name="T11">Use available collected data toward reduce violent extremism.</text:span></text:p>
      <text:p text:style-name="P4"/>
      <text:p text:style-name="P5">Goal:</text:p>
      <text:p text:style-name="P4"><text:s text:c="5"/><text:span text:style-name="T12">Global r</text:span>edu<text:span text:style-name="T12">ction in</text:span> violent extremism.</text:p>
      <text:p text:style-name="P4"/>
      <text:p text:style-name="P6"><text:span text:style-name="T5">Credit:</text:span> <text:span text:style-name="T13">Python, <text:s/>excel, D3, json, ...</text:span></text:p>
      <text:p text:style-name="P6"/>
      <text:p text:style-name="P1">Contact us: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9:39:37.797000000</meta:creation-date>
    <meta:generator>LibreOffice/5.3.2.2$Windows_x86 LibreOffice_project/6cd4f1ef626f15116896b1d8e1398b56da0d0ee1</meta:generator>
    <dc:date>2017-06-11T05:28:16.795000000</dc:date>
    <meta:editing-duration>PT18M53S</meta:editing-duration>
    <meta:editing-cycles>15</meta:editing-cycles>
    <meta:document-statistic meta:table-count="0" meta:image-count="0" meta:object-count="0" meta:page-count="1" meta:paragraph-count="23" meta:word-count="103" meta:character-count="839" meta:non-whitespace-character-count="687"/>
  </office:meta>
</office:document-meta>
</file>